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aleway" svg:font-family="Raleway, Arial"/>
    <style:font-face style:name="Source Sans Pro" svg:font-family="'Source Sans Pro', sans-serif"/>
    <style:font-face style:name="var primary-font" svg:font-family="'var prim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7e7" officeooo:paragraph-rsid="0008d7e7"/>
    </style:style>
    <style:style style:name="P2" style:family="paragraph" style:parent-style-name="Standard">
      <style:text-properties officeooo:rsid="0008d7e7" officeooo:paragraph-rsid="000ac819"/>
    </style:style>
    <style:style style:name="P3" style:family="paragraph" style:parent-style-name="Standard">
      <style:text-properties officeooo:rsid="000ac819" officeooo:paragraph-rsid="000ac819"/>
    </style:style>
    <style:style style:name="P4" style:family="paragraph" style:parent-style-name="Standard">
      <style:text-properties officeooo:paragraph-rsid="000ac819"/>
    </style:style>
    <style:style style:name="P5" style:family="paragraph" style:parent-style-name="Standard">
      <style:text-properties style:text-underline-style="none" fo:font-weight="normal" officeooo:paragraph-rsid="000ac819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ac819" officeooo:paragraph-rsid="000ac81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c73a2" officeooo:paragraph-rsid="000c73a2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c73a2" officeooo:paragraph-rsid="000de51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0af4a" officeooo:paragraph-rsid="0010af4a" style:font-weight-asian="normal" style:font-weight-complex="normal"/>
    </style:style>
    <style:style style:name="P10" style:family="paragraph" style:parent-style-name="Standard">
      <style:text-properties officeooo:paragraph-rsid="000c73a2"/>
    </style:style>
    <style:style style:name="P11" style:family="paragraph" style:parent-style-name="Standard">
      <style:text-properties officeooo:paragraph-rsid="000de51f"/>
    </style:style>
    <style:style style:name="P12" style:family="paragraph" style:parent-style-name="Heading_20_3">
      <style:paragraph-properties fo:margin-left="0cm" fo:margin-right="0cm" fo:margin-top="0cm" fo:margin-bottom="0.265cm" loext:contextual-spacing="false" style:line-height-at-least="0.688cm" fo:text-align="center" style:justify-single-word="false" fo:orphans="2" fo:widows="2" fo:text-indent="0cm" style:auto-text-indent="false"/>
      <style:text-properties fo:font-variant="normal" fo:text-transform="none" style:font-name="Source Sans Pro" fo:font-size="13.5pt" fo:letter-spacing="normal" fo:font-style="normal" fo:font-weight="bold"/>
    </style:style>
    <style:style style:name="P13" style:family="paragraph" style:parent-style-name="Heading_20_3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style:font-name="Raleway" fo:font-size="13.5pt"/>
    </style:style>
    <style:style style:name="P14" style:family="paragraph" style:parent-style-name="Heading_20_4">
      <style:text-properties officeooo:paragraph-rsid="00114bde"/>
    </style:style>
    <style:style style:name="P15" style:family="paragraph" style:parent-style-name="Heading_20_4">
      <style:text-properties officeooo:rsid="00114bde" officeooo:paragraph-rsid="00114bde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 fo:font-weight="bold" officeooo:rsid="0008d7e7" officeooo:paragraph-rsid="0008d7e7" style:font-weight-asian="bold" style:font-weight-complex="bold"/>
    </style:style>
    <style:style style:name="P17" style:family="paragraph" style:parent-style-name="Standard" style:list-style-name="L2">
      <style:text-properties style:text-underline-style="solid" style:text-underline-width="auto" style:text-underline-color="font-color" fo:font-weight="bold" officeooo:rsid="0008d7e7" officeooo:paragraph-rsid="000ac819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8d7e7" officeooo:paragraph-rsid="000ac819" style:font-weight-asian="bold" style:font-weight-complex="bold"/>
    </style:style>
    <style:style style:name="P19" style:family="paragraph" style:parent-style-name="Standard" style:list-style-name="L4">
      <style:text-properties style:text-underline-style="solid" style:text-underline-width="auto" style:text-underline-color="font-color" fo:font-weight="bold" officeooo:rsid="000c73a2" officeooo:paragraph-rsid="000ac819" style:font-weight-asian="bold" style:font-weight-complex="bold"/>
    </style:style>
    <style:style style:name="P20" style:family="paragraph" style:parent-style-name="Standard" style:list-style-name="L4">
      <style:text-properties style:text-underline-style="solid" style:text-underline-width="auto" style:text-underline-color="font-color" fo:font-weight="bold" officeooo:rsid="000c73a2" officeooo:paragraph-rsid="000c73a2" style:font-weight-asian="bold" style:font-weight-complex="bold"/>
    </style:style>
    <style:style style:name="P21" style:family="paragraph" style:parent-style-name="Standard" style:list-style-name="L5">
      <style:text-properties style:text-underline-style="solid" style:text-underline-width="auto" style:text-underline-color="font-color" fo:font-weight="bold" officeooo:rsid="0010140e" officeooo:paragraph-rsid="0010140e" style:font-weight-asian="bold" style:font-weight-complex="bold"/>
    </style:style>
    <style:style style:name="P22" style:family="paragraph" style:parent-style-name="Standard" style:list-style-name="L6">
      <style:text-properties style:text-underline-style="solid" style:text-underline-width="auto" style:text-underline-color="font-color" fo:font-weight="bold" officeooo:rsid="0010af4a" officeooo:paragraph-rsid="0010af4a" style:font-weight-asian="bold" style:font-weight-complex="bold"/>
    </style:style>
    <style:style style:name="P23" style:family="paragraph" style:parent-style-name="Standard">
      <style:text-properties officeooo:rsid="000ac819" officeooo:paragraph-rsid="000ac819"/>
    </style:style>
    <style:style style:name="P24" style:family="paragraph" style:parent-style-name="Standard">
      <style:text-properties style:text-underline-style="none" fo:font-weight="normal" officeooo:rsid="000c32c1" officeooo:paragraph-rsid="000c73a2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0c32c1" officeooo:paragraph-rsid="000c73a2" style:font-weight-asian="normal" style:font-weight-complex="normal"/>
    </style:style>
    <style:style style:name="P26" style:family="paragraph" style:parent-style-name="Standard" style:list-style-name="L3">
      <style:text-properties style:text-underline-style="none" fo:font-weight="normal" officeooo:rsid="000c73a2" officeooo:paragraph-rsid="000c73a2" style:font-weight-asian="normal" style:font-weight-complex="normal"/>
    </style:style>
    <style:style style:name="P27" style:family="paragraph" style:parent-style-name="Standard" style:list-style-name="L4">
      <style:text-properties style:text-underline-style="none" fo:font-weight="normal" officeooo:rsid="000c73a2" officeooo:paragraph-rsid="000c73a2" style:font-weight-asian="normal" style:font-weight-complex="normal"/>
    </style:style>
    <style:style style:name="P28" style:family="paragraph" style:parent-style-name="Standard" style:list-style-name="L4">
      <style:text-properties style:text-underline-style="none" fo:font-weight="normal" officeooo:rsid="000c73a2" officeooo:paragraph-rsid="000de51f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ff642" officeooo:paragraph-rsid="000de51f" style:font-weight-asian="normal" style:font-weight-complex="normal"/>
    </style:style>
    <style:style style:name="P30" style:family="paragraph" style:parent-style-name="Standard" style:list-style-name="L5">
      <style:text-properties style:text-underline-style="none" fo:font-weight="normal" officeooo:rsid="0010140e" officeooo:paragraph-rsid="0010140e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0140e" officeooo:paragraph-rsid="0010140e" style:font-weight-asian="normal" style:font-weight-complex="normal"/>
    </style:style>
    <style:style style:name="P32" style:family="paragraph" style:parent-style-name="Standard" style:list-style-name="L6">
      <style:text-properties style:text-underline-style="none" fo:font-weight="normal" officeooo:rsid="0010af4a" officeooo:paragraph-rsid="0010af4a" style:font-weight-asian="normal" style:font-weight-complex="normal"/>
    </style:style>
    <style:style style:name="P33" style:family="paragraph" style:parent-style-name="Standard" style:list-style-name="L3">
      <style:text-properties fo:font-style="normal" style:text-underline-style="solid" style:text-underline-width="auto" style:text-underline-color="font-color" fo:font-weight="bold" officeooo:paragraph-rsid="000c73a2" style:font-style-asian="normal" style:font-weight-asian="bold" style:font-style-complex="normal" style:font-weight-complex="bold"/>
    </style:style>
    <style:style style:name="P34" style:family="paragraph" style:parent-style-name="Standard" style:list-style-name="L4">
      <style:text-properties officeooo:paragraph-rsid="000de51f"/>
    </style:style>
    <style:style style:name="P35" style:family="paragraph" style:parent-style-name="Text_20_body">
      <style:text-properties officeooo:paragraph-rsid="00114bde"/>
    </style:style>
    <style:style style:name="T1" style:family="text">
      <style:text-properties officeooo:rsid="0008d7e7"/>
    </style:style>
    <style:style style:name="T2" style:family="text">
      <style:text-properties officeooo:rsid="000ac819"/>
    </style:style>
    <style:style style:name="T3" style:family="text">
      <style:text-properties officeooo:rsid="000c32c1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c32c1" style:font-weight-asian="normal" style:font-weight-complex="normal"/>
    </style:style>
    <style:style style:name="T6" style:family="text">
      <style:text-properties style:text-underline-style="none" fo:font-weight="normal" officeooo:rsid="000c73a2" style:font-weight-asian="normal" style:font-weight-complex="normal"/>
    </style:style>
    <style:style style:name="T7" style:family="text">
      <style:text-properties style:text-underline-style="none" fo:font-weight="normal" officeooo:rsid="000de51f" style:font-weight-asian="normal" style:font-weight-complex="normal"/>
    </style:style>
    <style:style style:name="T8" style:family="text">
      <style:text-properties style:text-underline-style="none" fo:font-weight="normal" officeooo:rsid="000ee9b4" style:font-weight-asian="normal" style:font-weight-complex="normal"/>
    </style:style>
    <style:style style:name="T9" style:family="text">
      <style:text-properties style:text-underline-style="none" fo:font-weight="normal" officeooo:rsid="000ff642" style:font-weight-asian="normal" style:font-weight-complex="normal"/>
    </style:style>
    <style:style style:name="T10" style:family="text">
      <style:text-properties officeooo:rsid="000c73a2"/>
    </style:style>
    <style:style style:name="T11" style:family="text">
      <style:text-properties officeooo:rsid="000de51f"/>
    </style:style>
    <style:style style:name="T12" style:family="text">
      <style:text-properties officeooo:rsid="000ff642"/>
    </style:style>
    <style:style style:name="T13" style:family="text">
      <style:text-properties fo:font-variant="normal" fo:text-transform="none" style:font-name="Raleway" fo:font-size="13.5pt" fo:letter-spacing="normal" fo:font-style="normal" style:text-underline-style="none" fo:font-weight="normal" style:font-weight-asian="normal" style:font-weight-complex="normal"/>
    </style:style>
    <style:style style:name="T14" style:family="text">
      <style:text-properties fo:font-variant="normal" fo:text-transform="none" style:font-name="Raleway" fo:font-size="13.5pt" fo:letter-spacing="normal" fo:font-style="normal" style:text-underline-style="none" fo:font-weight="normal" officeooo:rsid="0010af4a" style:font-weight-asian="normal" style:font-weight-complex="normal"/>
    </style:style>
    <style:style style:name="T15" style:family="text">
      <style:text-properties fo:font-variant="normal" fo:text-transform="none" style:font-name="Raleway" fo:font-size="13.5pt" fo:letter-spacing="normal" fo:font-style="normal" style:text-underline-style="none" fo:font-weight="normal" officeooo:rsid="00114bde" style:font-weight-asian="normal" style:font-weight-complex="normal"/>
    </style:style>
    <style:style style:name="T16" style:family="text">
      <style:text-properties fo:font-variant="normal" fo:text-transform="none" style:font-name="Raleway" fo:font-size="13.5pt" fo:letter-spacing="normal" fo:font-style="normal" style:text-underline-style="none" fo:font-weight="bold" officeooo:rsid="0010af4a" style:font-weight-asian="normal" style:font-weight-complex="normal"/>
    </style:style>
    <style:style style:name="T17" style:family="text">
      <style:text-properties fo:font-variant="normal" fo:text-transform="none" style:font-name="Raleway" fo:font-size="10pt" fo:letter-spacing="normal" fo:font-style="normal" style:text-underline-style="none" fo:font-weight="normal" officeooo:rsid="0010af4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6</text:p>
      <text:p text:style-name="P1"/>
      <text:list xml:id="list4094886052" text:style-name="L1">
        <text:list-item>
          <text:p text:style-name="P16">CREATE:</text:p>
        </text:list-item>
      </text:list>
      <text:p text:style-name="P1"/>
      <text:p text:style-name="P3">CREATE TABLE nombre_de_la_tabla(</text:p>
      <text:p text:style-name="P3"/>
      <text:p text:style-name="P3"><text:tab/>nombre_de_la_columna_ 1 <text:s text:c="2"/>TIPO_DE_DATO <text:s text:c="2"/>CONSTRAINT,</text:p>
      <text:p text:style-name="P3"><text:tab/>nombre_de_la_columna_ 1 <text:s text:c="2"/>TIPO_DE_DATO <text:s text:c="2"/>CONSTRAINT,</text:p>
      <text:p text:style-name="P3"><text:tab/></text:p>
      <text:p text:style-name="P3">)</text:p>
      <text:p text:style-name="P3"/>
      <text:p text:style-name="P3">EJEMPLO1:</text:p>
      <text:p text:style-name="P2"/>
      <text:p text:style-name="P3">CREATE TABLE post(</text:p>
      <text:p text:style-name="P3"/>
      <text:p text:style-name="P3"><text:tab/>id <text:s text:c="2"/>INT UNSIGNED PRIMARY KEY AUTO_INCREMENT,</text:p>
      <text:p text:style-name="P3"><text:tab/>titulo <text:s text:c="2"/>VARCHAR(200),</text:p>
      <text:p text:style-name="P3"><text:tab/></text:p>
      <text:p text:style-name="P3">)</text:p>
      <text:p text:style-name="P3"/>
      <text:p text:style-name="P3">EJEMPLO2:</text:p>
      <text:p text:style-name="P3">CREATE TABLE oredenes(</text:p>
      <text:p text:style-name="P3"/>
      <text:p text:style-name="P3"><text:tab/>orden_id <text:s text:c="2"/>INT NOT NULL,</text:p>
      <text:p text:style-name="P4"><text:tab/><text:span text:style-name="T2">orden_numero INT NOT NULL,</text:span></text:p>
      <text:p text:style-name="P4"><text:tab/><text:span text:style-name="T2">cliente_id INT,</text:span></text:p>
      <text:p text:style-name="P4"><text:tab/><text:span text:style-name="T2">PRIMARY KEY (orden_id),</text:span></text:p>
      <text:p text:style-name="P4"><text:tab/><text:span text:style-name="T2">FOREING KEY (cliente_id) REFERENCES clientes(id) //ES IMPORTANTE REMARCAR <text:tab/><text:tab/><text:tab/><text:tab/><text:tab/><text:tab/><text:tab/><text:tab/> <text:s text:c="8"/>//QUE LA TABLA CLIENTES <text:tab/><text:tab/><text:tab/><text:tab/><text:tab/><text:tab/><text:tab/><text:tab/> <text:s text:c="7"/>//DEBERÁ EXIXTIR ANTES DE <text:tab/><text:tab/><text:tab/><text:tab/><text:tab/><text:tab/><text:tab/><text:tab/> <text:s text:c="8"/>//CORRER ESTA SENTENCIA <text:tab/><text:tab/><text:tab/><text:tab/><text:tab/><text:tab/><text:tab/><text:tab/> <text:s text:c="6"/>//PARA CREAR LA TABLA <text:tab/><text:tab/><text:tab/><text:tab/><text:tab/><text:tab/><text:tab/><text:tab/><text:tab/><text:tab/>//“ORDENES”</text:span></text:p>
      <text:p text:style-name="P3">);</text:p>
      <text:p text:style-name="P1"/>
      <text:list xml:id="list3807998974" text:style-name="L2">
        <text:list-item>
          <text:p text:style-name="P17">DROP:</text:p>
        </text:list-item>
      </text:list>
      <text:p text:style-name="P18"/>
      <text:p text:style-name="P7"><text:tab/>DROP: borra una tabla</text:p>
      <text:p text:style-name="P5"/>
      <text:p text:style-name="P6"><text:span text:style-name="T1"><text:tab/>D</text:span>ROP TABLE IF EXIST movies;</text:p>
      <text:p text:style-name="P18"/>
      <text:list xml:id="list232051212970571" text:continue-numbering="true" text:style-name="L2">
        <text:list-item>
          <text:p text:style-name="P17">ALTER:</text:p>
        </text:list-item>
      </text:list>
      <text:p text:style-name="P5"><text:tab/></text:p>
      <text:p text:style-name="P5"><text:tab/><text:span text:style-name="T3">ADD:para agregar una columna</text:span></text:p>
      <text:p text:style-name="P5"><text:tab/></text:p>
      <text:p text:style-name="P5"><text:tab/><text:span text:style-name="T3">ALTER TABLE movies</text:span></text:p>
      <text:p text:style-name="P10"><text:span text:style-name="T4"><text:tab/></text:span><text:span text:style-name="T5">ADD rating DECIMAL(3,1) UNSIGNED NOT NULL;</text:span></text:p>
      <text:p text:style-name="P24"/>
      <text:list xml:id="list989296689" text:style-name="L3">
        <text:list-item>
          <text:p text:style-name="P33"><text:span text:style-name="T3">M</text:span><text:span text:style-name="T10">ODIFY:</text:span></text:p>
          <text:p text:style-name="P26"/>
          <text:p text:style-name="P25">MODIFY: para modificar una columna</text:p>
        </text:list-item>
      </text:list>
      <text:p text:style-name="P5"/>
      <text:p text:style-name="P5"><text:soft-page-break/><text:tab/><text:span text:style-name="T3">ALTER TABLE movies</text:span></text:p>
      <text:p text:style-name="P5"><text:tab/><text:span text:style-name="T3">MODIFY rating DECIMAL (4,1) UNSIGNED NOT NULL;</text:span></text:p>
      <text:p text:style-name="P5"/>
      <text:p text:style-name="P5"><text:tab/><text:span text:style-name="T3">DROP: para borrar una columna</text:span></text:p>
      <text:p text:style-name="P5"><text:tab/><text:span text:style-name="T3">ALTER TABLE movies</text:span></text:p>
      <text:p text:style-name="P5"><text:tab/><text:span text:style-name="T3">DROP rating;</text:span></text:p>
      <text:p text:style-name="P5"/>
      <text:list xml:id="list3705348382" text:style-name="L4">
        <text:list-item>
          <text:p text:style-name="P19">INSERT</text:p>
          <text:p text:style-name="P27">INSERT: INSERTA DATOS A LAS TABLAS DE DOS FORMAS:</text:p>
          <text:p text:style-name="P27">1ERA FORMA: INSERTA DATOS EN TODAS LAS COLUMNAS</text:p>
          <text:p text:style-name="P27">2DA FORMA: INSERTA DATOS EN LAS COLUMNAS QUE ESPECIFIQUEMOS</text:p>
        </text:list-item>
      </text:list>
      <text:p text:style-name="P7"/>
      <text:p text:style-name="P7"><text:tab/>INSET INTO table_name (columna₁, columna₂, columna₃, …)</text:p>
      <text:p text:style-name="P7"><text:tab/>VALUES (valor₁, valor₂, valor₃, …);</text:p>
      <text:p text:style-name="P7"/>
      <text:p text:style-name="P7"><text:tab/>INSERT INTO usuarios (id, nombre, apellido)</text:p>
      <text:p text:style-name="P7"><text:tab/>VALUES (DEFAULT, “Max”,”Power”);</text:p>
      <text:p text:style-name="P7"/>
      <text:p text:style-name="P7"><text:tab/>INSERT INTO usuarios</text:p>
      <text:p text:style-name="P7"><text:tab/>VALUES (DEFAULT, “Max”, “Power”);</text:p>
      <text:p text:style-name="P7"/>
      <text:p text:style-name="P7"><text:tab/>//<text:span text:style-name="T11">Columnas Específicas</text:span></text:p>
      <text:p text:style-name="P7"><text:tab/><text:span text:style-name="T11">INSERT INTO usuarios (nombre)</text:span></text:p>
      <text:p text:style-name="P7"><text:tab/><text:span text:style-name="T11">VALUES (‘Santi’);</text:span></text:p>
      <text:p text:style-name="P7"/>
      <text:p text:style-name="P7"><text:tab/><text:span text:style-name="T11">INSERT INTO peliculas (duracion, titulo)</text:span></text:p>
      <text:p text:style-name="P7"><text:tab/><text:span text:style-name="T11">VALUES (112, ‘kill Bill’);</text:span></text:p>
      <text:p text:style-name="P7"/>
      <text:list xml:id="list232050958668777" text:continue-numbering="true" text:style-name="L4">
        <text:list-item>
          <text:p text:style-name="P20">UPDATE</text:p>
          <text:p text:style-name="P28">UPDATE <text:span text:style-name="T11">modifica los registros existentes de una tabla. Al igual que con DELET, es importante no olvidar el WHERE cuando escribimos la sentencia, aclarando la condición</text:span></text:p>
        </text:list-item>
      </text:list>
      <text:p text:style-name="P8"/>
      <text:p text:style-name="P8"><text:tab/><text:span text:style-name="T11">UPDATE nombre_tabla</text:span></text:p>
      <text:p text:style-name="P8"><text:tab/><text:span text:style-name="T11">SET columna_ 1 = valor_ 1, columna_ 2 = valor ₂, …</text:span></text:p>
      <text:p text:style-name="P8"><text:tab/><text:span text:style-name="T11">WHERE condición</text:span></text:p>
      <text:p text:style-name="P8"/>
      <text:p text:style-name="P8"><text:tab/><text:span text:style-name="T11">UPDATE usuarios</text:span></text:p>
      <text:p text:style-name="P11"><text:span text:style-name="T6"><text:tab/></text:span><text:span text:style-name="T7">SET nombre = ‘Cosme’, apellido = ‘Fulanito’</text:span></text:p>
      <text:p text:style-name="P8"><text:tab/><text:span text:style-name="T11">WHERE id = 1;</text:span></text:p>
      <text:p text:style-name="P8"/>
      <text:p text:style-name="P8"/>
      <text:list xml:id="list232051864776031" text:continue-numbering="true" text:style-name="L4">
        <text:list-item>
          <text:p text:style-name="P20">DELETE</text:p>
          <text:p text:style-name="P34"><text:span text:style-name="T7">DELETE: Borra la información de una tabla. Es importante recordar utilizar siempre el WHERE en la sentencia para agregar la condición </text:span><text:span text:style-name="T9">de cuales son las filas que queremos eliminar. Si no escribimos el WHERE,</text:span><text:span text:style-name="T8"> </text:span><text:span text:style-name="T9">estaríamos borrando toda la tabla y no un registro en particular.</text:span></text:p>
        </text:list-item>
      </text:list>
      <text:p text:style-name="P29"><text:tab/></text:p>
      <text:p text:style-name="P29"><text:tab/>DELETE FROM nombre_tabla WHERE condicón;</text:p>
      <text:p text:style-name="P29"><text:tab/></text:p>
      <text:p text:style-name="P29"><text:tab/>DELETE FROM usuarios WHERE usuario_id = 4;</text:p>
      <text:p text:style-name="P29"/>
      <text:list xml:id="list3578764210" text:style-name="L5">
        <text:list-item>
          <text:p text:style-name="P21"><text:span text:style-name="T12">S</text:span>ELECT:</text:p>
          <text:p text:style-name="P30"><text:soft-page-break/>SELECT: PARA VER LOS DATOS GUARDADOS</text:p>
        </text:list-item>
      </text:list>
      <text:p text:style-name="P31"/>
      <text:p text:style-name="P31"><text:tab/>SELECT titulo, rating</text:p>
      <text:p text:style-name="P31"><text:tab/>FROM peliculas;</text:p>
      <text:p text:style-name="P31"/>
      <text:list xml:id="list574229343" text:style-name="L6">
        <text:list-item>
          <text:p text:style-name="P22">WHERE:</text:p>
          <text:p text:style-name="P32">WHERE: condiciona y filtra las consultas SELECT que se realizan a una base de datos</text:p>
          <text:p text:style-name="P32"/>
          <text:p text:style-name="P32">SELECT <text:s/>nombre_ columna_ 1, nombre_columna_ 2, …</text:p>
          <text:p text:style-name="P32">FROM nombre_tabla</text:p>
          <text:p text:style-name="P32">WHERE condicion;</text:p>
        </text:list-item>
      </text:list>
      <text:p text:style-name="P9"/>
      <text:p text:style-name="P9"/>
      <text:p text:style-name="P9"><text:tab/><text:tab/>SELECT nombre, edad</text:p>
      <text:p text:style-name="P9"><text:tab/><text:tab/>FROM usuarios</text:p>
      <text:p text:style-name="P9"><text:tab/><text:tab/>WHERE edad &gt; 17;</text:p>
      <text:p text:style-name="P9"/>
      <text:list xml:id="list232050657769396" text:continue-numbering="true" text:style-name="L6">
        <text:list-item>
          <text:p text:style-name="P22">ORDER BY</text:p>
          <text:p text:style-name="P32">ORDER BY: se utiliza para ordenar los resultados de una consulta según el valor de la columna especificada. Por defecto se ordena en forma ascentente</text:p>
        </text:list-item>
      </text:list>
      <text:p text:style-name="P9"/>
      <text:p text:style-name="P9"><text:tab/><text:tab/>SELECT nombre_columna_ 1, nombre_columna_ 2</text:p>
      <text:p text:style-name="P9"><text:tab/><text:tab/>FROM tabla</text:p>
      <text:p text:style-name="P9"><text:tab/><text:tab/>WHERE condicion<text:tab/></text:p>
      <text:p text:style-name="P9"><text:tab/><text:tab/>ORDER BY nombre_columna1;</text:p>
      <text:p text:style-name="P9"/>
      <text:p text:style-name="P9"><text:tab/><text:tab/>SELECT nombre, edad</text:p>
      <text:p text:style-name="P9"><text:tab/><text:tab/>FROM usuarios</text:p>
      <text:p text:style-name="P9"><text:tab/><text:tab/>WHERE edad &gt; 21</text:p>
      <text:p text:style-name="P9"><text:tab/><text:tab/>ORDER BY nombre DESC;</text:p>
      <text:p text:style-name="P9"/>
      <text:p text:style-name="P9"><text:tab/><text:tab/></text:p>
      <text:h text:style-name="P14" text:outline-level="4"><text:span text:style-name="T15">PARA ORDENAR SIGUIENDO DOS ORDENES:</text:span></text:h>
      <text:h text:style-name="P15" text:outline-level="4"><text:span text:style-name="T15">O</text:span><text:span text:style-name="T13">RDENAR POR PAÍS Y COMO SEGUNDO PARAMETRO POR CIUDAD</text:span></text:h>
      <text:p text:style-name="P35"><text:span text:style-name="T15"/></text:p>
      <text:p text:style-name="P35"><text:span text:style-name="T15">SELECT PRIMER_NOMBRE<text:line-break/>FROM CLIENTES<text:line-break/>ORDER BY PAIS DESC, CIUDAD;<text:line-break/></text:span></text:p>
      <text:h text:style-name="P14" text:outline-level="4"><text:lin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aleway" svg:font-family="Raleway, Arial"/>
    <style:font-face style:name="Source Sans Pro" svg:font-family="'Source Sans Pro', sans-serif"/>
    <style:font-face style:name="var primary-font" svg:font-family="'var prim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3T20:02:36.277000000</meta:creation-date>
    <dc:date>2021-04-03T23:20:49.986000000</dc:date>
    <meta:editing-duration>PT1H54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3" meta:paragraph-count="95" meta:word-count="465" meta:character-count="2996" meta:non-whitespace-character-count="2490"/>
  </office:meta>
</office:document-meta>
</file>